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100000105CC80036AD673BD9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e391" officeooo:paragraph-rsid="0008e39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008000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" style:font-size-complex="9pt"/>
    </style:style>
    <style:style style:name="P14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"/>
    </style:style>
    <style:style style:name="P15" style:family="paragraph" style:parent-style-name="Standard">
      <style:text-properties fo:color="#008000" style:font-name="Arial" fo:language="fr" fo:country="FR" style:language-asian="fr" style:country-asian="FR" style:font-name-complex="Arial"/>
    </style:style>
    <style:style style:name="P16" style:family="paragraph" style:parent-style-name="Standard">
      <style:text-properties fo:color="#008000" style:font-name="Arial" style:font-name-complex="Arial"/>
    </style:style>
    <style:style style:name="P17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"/>
    </style:style>
    <style:style style:name="P18" style:family="paragraph" style:parent-style-name="Standard">
      <style:text-properties style:font-name="Arial" fo:font-size="10pt" style:font-size-asian="10pt" style:font-name-complex="Ari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" style:font-size-complex="14pt" style:font-style-complex="normal" style:font-weight-complex="bold"/>
    </style:style>
    <style:style style:name="P21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" style:font-size-complex="11pt" style:font-weight-complex="bold"/>
    </style:style>
    <style:style style:name="P22" style:family="paragraph" style:parent-style-name="Standard">
      <style:text-properties style:font-name="Arial" fo:font-size="11pt" fo:language="fr" fo:country="FR" style:font-size-asian="11pt" style:language-asian="fr" style:country-asian="FR" style:font-name-complex="Arial" style:font-size-complex="11pt"/>
    </style:style>
    <style:style style:name="P23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" style:font-size-complex="11pt"/>
    </style:style>
    <style:style style:name="P24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" style:font-size-complex="11pt"/>
    </style:style>
    <style:style style:name="P25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"/>
    </style:style>
    <style:style style:name="P27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" style:font-size-complex="11pt"/>
    </style:style>
    <style:style style:name="P29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" style:font-size-complex="11pt"/>
    </style:style>
    <style:style style:name="P30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>
        <style:tab-stops>
          <style:tab-stop style:position="11.668cm"/>
        </style:tab-stops>
      </style:paragraph-properties>
    </style:style>
    <style:style style:name="P32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"/>
    </style:style>
    <style:style style:name="P33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" style:font-size-complex="11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0ad711" officeooo:paragraph-rsid="000ad711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e391" officeooo:paragraph-rsid="0008e39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090f6b" officeooo:paragraph-rsid="00090f6b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090f6b" officeooo:paragraph-rsid="000ba1a6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096968" officeooo:paragraph-rsid="00096968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096968" officeooo:paragraph-rsid="000d350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normal" officeooo:rsid="00090f6b" officeooo:paragraph-rsid="00090f6b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normal" officeooo:rsid="00096968" officeooo:paragraph-rsid="00096968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11pt" officeooo:rsid="00047090" officeooo:paragraph-rsid="00047090" style:font-size-asian="11pt" style:font-name-complex="Arial" style:font-size-complex="11pt"/>
    </style:style>
    <style:style style:name="P50" style:family="paragraph">
      <style:paragraph-properties style:writing-mode="lr-tb"/>
    </style:style>
    <style:style style:name="P51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52" style:family="paragraph">
      <loext:graphic-properties draw:fill="none" draw:fill-color="#ffffff"/>
      <style:paragraph-properties fo:text-align="center" style:writing-mode="lr-tb"/>
    </style:style>
    <style:style style:name="P53" style:family="paragraph">
      <style:paragraph-properties fo:text-align="center" style:writing-mode="lr-tb"/>
      <style:text-properties fo:font-size="11pt" style:font-size-asian="11pt" style:font-size-complex="11pt"/>
    </style:style>
    <style:style style:name="P54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55" style:family="paragraph">
      <loext:graphic-properties draw:fill="none" draw:fill-color="#ffffff"/>
      <style:paragraph-properties style:writing-mode="lr-tb"/>
    </style:style>
    <style:style style:name="P56" style:family="paragraph">
      <loext:graphic-properties draw:fill="gradient" draw:fill-color="#92cddc" draw:fill-gradient-name="Gradient_20_2"/>
      <style:paragraph-properties style:writing-mode="lr-tb"/>
    </style:style>
    <style:style style:name="P57" style:family="paragraph">
      <loext:graphic-properties draw:fill="none" draw:fill-color="#ffffff"/>
    </style:style>
    <style:style style:name="P5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9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6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90f6b"/>
    </style:style>
    <style:style style:name="T4" style:family="text">
      <style:text-properties officeooo:rsid="00096968"/>
    </style:style>
    <style:style style:name="T5" style:family="text">
      <style:text-properties fo:font-size="14pt" style:text-underline-style="solid" style:text-underline-width="auto" style:text-underline-color="font-color" fo:font-weight="bold" officeooo:rsid="0008e391" style:font-size-asian="12.25pt" style:font-weight-asian="bold" style:font-size-complex="14pt" style:font-weight-complex="bold"/>
    </style:style>
    <style:style style:name="T6" style:family="text">
      <style:text-properties officeooo:rsid="000ba1a6"/>
    </style:style>
    <style:style style:name="T7" style:family="text">
      <style:text-properties fo:color="#800000" officeooo:rsid="000ba1a6"/>
    </style:style>
    <style:style style:name="T8" style:family="text">
      <style:text-properties fo:color="#800000" officeooo:rsid="00096968"/>
    </style:style>
    <style:style style:name="T9" style:family="text">
      <style:text-properties fo:color="#800000" officeooo:rsid="000d3509"/>
    </style:style>
    <style:style style:name="T10" style:family="text">
      <style:text-properties officeooo:rsid="000ca805"/>
    </style:style>
    <style:style style:name="T11" style:family="text">
      <style:text-properties officeooo:rsid="000d3509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090f6b" style:font-size-asian="11pt" style:font-size-complex="11pt"/>
    </style:style>
    <style:style style:name="T14" style:family="text">
      <style:text-properties fo:font-size="11pt" officeooo:rsid="000ca805" style:font-size-asian="11pt" style:font-size-complex="11pt"/>
    </style:style>
    <style:style style:name="T15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16" style:family="text">
      <style:text-properties style:use-window-font-color="true" style:font-name="Arial" fo:font-size="11pt" fo:language="fr" fo:country="FR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692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243cm" fo:min-width="1.86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4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671cm" fo:min-width="2.70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907cm" fo:min-width="2.782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3.399cm" fo:min-width="0.56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868cm" fo:min-width="0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7">DOSSIER DE CONCEPTION</text:p>
      <text:p text:style-name="P27"/>
      <text:p text:style-name="P27">JUKEBOX CONNECTE</text:p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7">PRÉSENTATION DU BESOIN</text:p>
      <text:p text:style-name="P10"/>
      <text:p text:style-name="P38">1) Mise en situation</text:p>
      <text:p text:style-name="P5"/>
      <text:p text:style-name="P9"><text:tab/><text:span text:style-name="T12">De nos jour la musique fait partie </text:span><text:span text:style-name="T13">intégrante</text:span><text:span text:style-name="T12"> de notre vie, lors de soirée entre amis, dans un bar. </text:span><text:span text:style-name="T13">Des améliorations furent crée dans le but de faciliter l’écoute de musique par un groupe. Ceux des années 80</text:span></text:p>
      <text:p text:style-name="P5"/>
      <text:p text:style-name="P38">2) Le besoin et son marché</text:p>
      <text:p text:style-name="P38"/>
      <text:p text:style-name="P41">Lors de soirée, la musique est souvent gérée par une seule personne et de par ce fait ne peux convenir a tout le monde. </text:p>
      <text:p text:style-name="P36"/>
      <text:p text:style-name="P4"/>
      <text:p text:style-name="P38">3) Le contexte du projet et ses objectifs</text:p>
      <text:p text:style-name="P2"/>
      <text:p text:style-name="P5"><text:tab/><text:span text:style-name="T12">Lors d'une soirée entre amis, la musique est souvent gérée uniquement par une personne. De ce fait, le problème est que la musique ne pourrait pas convenir à tout le monde</text:span></text:p>
      <text:p text:style-name="P4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  <text:p text:style-name="P37">Expression fonctionnelle du besoin</text:p>
      <text:p text:style-name="P2"/>
      <text:p text:style-name="P38">4) Énoncé du besoin</text:p>
      <text:p text:style-name="P5"><text:tab/></text:p>
      <text:p text:style-name="P13"><draw:frame draw:style-name="fr1" draw:name="Cadre1" text:anchor-type="char" svg:x="11.12cm" svg:y="0.146cm" svg:width="3.678cm" svg:height="0.972cm" draw:z-index="2"><draw:text-box><text:p text:style-name="P48">Sur quoi agit-il ?</text:p><text:p text:style-name="P18"/></draw:text-box></draw:frame><draw:frame draw:style-name="fr1" draw:name="Cadre2" text:anchor-type="char" svg:x="2.418cm" svg:y="0.153cm" svg:width="3.96cm" svg:height="1.173cm" draw:z-index="3"><draw:text-box><text:p text:style-name="P19"><text:span text:style-name="T12">A qui rend-il service </text:span>?</text:p></draw:text-box></draw:frame></text:p>
      <text:p text:style-name="P13"/>
      <text:p text:style-name="P14"/>
      <text:p text:style-name="P15"><draw:custom-shape text:anchor-type="char" draw:z-index="8" draw:name="Oval 23" draw:style-name="gr5" draw:text-style-name="P54" svg:width="4.874cm" svg:height="2.19cm" svg:x="10.564cm" svg:y="0.081cm"><text:p text:style-name="P53"><text:span text:style-name="T16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54" svg:width="5.347cm" svg:height="2.751cm" svg:x="1.662cm" svg:y="0.109cm"><text:p text:style-name="P53"><text:span text:style-name="T16">Un groupe de personnes souhaitant écouter de la musique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/>
      <text:p text:style-name="P15"><draw:custom-shape text:anchor-type="char" draw:z-index="4" draw:name="Oval 24" draw:style-name="gr1" draw:text-style-name="P51" svg:width="3.978cm" svg:height="5.428cm" svg:x="6.586cm" svg:y="0.168cm"><text:p text:style-name="P50"><text:span text:style-name="T15"/></text:p><text:p text:style-name="P50"><text:span text:style-name="T15"/></text:p><text:p text:style-name="P50"><text:span text:style-name="T15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><draw:line text:anchor-type="char" draw:z-index="5" draw:name="Line 25" draw:style-name="gr2" draw:text-style-name="P52" svg:x1="10.874cm" svg:y1="0.293cm" svg:x2="10.888cm" svg:y2="7.44cm"><text:p/></draw:line><draw:custom-shape text:anchor-type="char" draw:z-index="7" draw:name="Freeform 26" draw:style-name="gr4" draw:text-style-name="P55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draw:frame draw:style-name="fr1" draw:name="Cadre3" text:anchor-type="char" svg:x="6.574cm" svg:y="0.381cm" svg:width="3.678cm" svg:height="0.972cm" draw:z-index="1"><draw:text-box><text:p text:style-name="P48">Dans quel but ?</text:p></draw:text-box></draw:frame></text:p>
      <text:p text:style-name="P15"/>
      <text:p text:style-name="P16"/>
      <text:p text:style-name="P16"/>
      <text:p text:style-name="P15"><draw:frame draw:style-name="fr1" draw:name="Cadre4" text:anchor-type="char" svg:x="1.27cm" svg:y="0.113cm" svg:width="14.529cm" svg:height="1.349cm" draw:z-index="0"><draw:text-box><text:p text:style-name="P49">Permettre à un groupe <text:span text:style-name="T6">de personnes </text:span>souhaitant <text:span text:style-name="T6">partager</text:span> de la musique <text:span text:style-name="T6">entre eux</text:span> en temps réel sur un système audio.</text:p></draw:text-box></draw:frame></text:p>
      <text:p text:style-name="P15"/>
      <text:p text:style-name="P12"/>
      <text:p text:style-name="P12"/>
      <text:p text:style-name="P38">5) Validation du besoin</text:p>
      <text:p text:style-name="P2"/>
      <text:p text:style-name="P46">Pourquoi ce besoin existe-il ? </text:p>
      <text:p text:style-name="P41"><text:s text:c="12"/>- <text:span text:style-name="T6">Pour satisfaire un groupe d’amateur de musique.</text:span></text:p>
      <text:p text:style-name="P41"><text:tab/>- <text:span text:style-name="T4">Pour permettre à n'importe qui d'ajouter de la musique en soirée.</text:span></text:p>
      <text:p text:style-name="P42"><text:tab/>- <text:span text:style-name="T4">Parce que la musique ne peut convenir à tout le monde. </text:span></text:p>
      <text:p text:style-name="P42"><text:span text:style-name="T4"><text:s text:c="22"/>(</text:span><text:span text:style-name="T8">Pour adapter la musique aux goûts de chacun</text:span><text:span text:style-name="T4">)</text:span></text:p>
      <text:p text:style-name="P41"/>
      <text:p text:style-name="P47">Qu'est ce qui pourrait le faire disparaître ?</text:p>
      <text:p text:style-name="P43"><text:tab/>- Plus de soirées<text:span text:style-name="T6">(</text:span><text:span text:style-name="T7">entre amis</text:span><text:span text:style-name="T6">)</text:span> (improbable)</text:p>
      <text:p text:style-name="P43"><text:tab/>- Coupure d'internet <text:span text:style-name="T11">(</text:span><text:span text:style-name="T9">pas d’accès internet</text:span><text:span text:style-name="T11">) </text:span>(improbable) </text:p>
      <text:p text:style-name="P43"/>
      <text:p text:style-name="P47">Qu'est ce qui pourrait le faire évoluer ?</text:p>
      <text:p text:style-name="P44"><text:tab/>- Amélioration du produit grâce à de nouvelles technologies</text:p>
      <text:p text:style-name="P44"><text:span text:style-name="T11"><text:s text:c="23"/>(</text:span><text:span text:style-name="T9">évolution des modes de communications</text:span><text:span text:style-name="T11">) </text:span></text:p>
      <text:p text:style-name="P43"/>
      <text:p text:style-name="P11">Conclusion</text:p>
      <text:p text:style-name="P6"/>
      <text:p text:style-name="P6"><text:tab/><text:span text:style-name="T12">En conclusion, le besoin est validé à </text:span><text:span text:style-name="T14">court</text:span><text:span text:style-name="T12"> terme.</text:span></text:p>
      <text:p text:style-name="P7"><text:soft-page-break/><text:tab/><text:span text:style-name="T5">Analyse fonctionnelle du besoin</text:span></text:p>
      <text:p text:style-name="P2"/>
      <text:p text:style-name="P2">6) Relations avec le milieu extérieur</text:p>
      <text:p text:style-name="P32"/>
      <text:p text:style-name="P32"/>
      <text:p text:style-name="P32"/>
      <text:p text:style-name="P32"><draw:custom-shape text:anchor-type="char" draw:z-index="43" draw:name="Oval 40" draw:style-name="gr10" draw:text-style-name="P56" svg:width="4.373cm" svg:height="2.378cm" svg:x="7.819cm" svg:y="0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2"><draw:frame text:anchor-type="paragraph" draw:z-index="46" draw:style-name="gr17" draw:text-style-name="P57" svg:width="3.058cm" svg:height="1.029cm" svg:x="8.865cm" svg:y="0.261cm"><draw:text-box><text:p>Utilisateur</text:p></draw:text-box></draw:frame></text:p>
      <text:p text:style-name="P32"><draw:custom-shape text:anchor-type="char" draw:z-index="26" draw:name="Oval 40" draw:style-name="gr10" draw:text-style-name="P56" svg:width="4.373cm" svg:height="2.378cm" svg:x="2.632cm" svg:y="0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><draw:custom-shape text:anchor-type="char" draw:z-index="22" draw:name="Freeform 50" draw:style-name="gr12" draw:text-style-name="P55" svg:width="3.587cm" svg:height="4.13cm" svg:x="8.606cm" svg:y="0.316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30"><draw:frame text:anchor-type="paragraph" draw:z-index="30" draw:style-name="gr17" draw:text-style-name="P57" svg:width="3.058cm" svg:height="1.029cm" svg:x="4.043cm" svg:y="0.012cm"><draw:text-box><text:p>Esthétique</text:p></draw:text-box></draw:frame></text:p>
      <text:p text:style-name="P33"/>
      <text:p text:style-name="P33"><draw:frame text:anchor-type="paragraph" draw:z-index="36" draw:style-name="gr17" draw:text-style-name="P59" svg:width="3.058cm" svg:height="1.029cm" svg:x="9.135cm" svg:y="0.367cm"><draw:text-box><text:p><text:span text:style-name="T18">FS1</text:span></text:p></draw:text-box></draw:frame><draw:custom-shape text:anchor-type="char" draw:z-index="25" draw:name="Oval 40" draw:style-name="gr10" draw:text-style-name="P56" svg:width="4.373cm" svg:height="2.378cm" svg:x="-0.33cm" svg:y="0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7" draw:style-name="gr15" draw:text-style-name="P55" svg:width="1.445cm" svg:height="3.858cm" draw:transform="rotate (0.994837673636768) translate (3.02506944444444cm 1.64570833333333cm)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28" draw:style-name="gr16" draw:text-style-name="P55" svg:width="0.218cm" svg:height="3.327cm" draw:transform="rotate (0.994837673636768) translate (4.54906944444444cm 0.329847222222222cm)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44" draw:name="Oval 40" draw:style-name="gr10" draw:text-style-name="P56" svg:width="4.373cm" svg:height="2.378cm" svg:x="11.569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><draw:frame text:anchor-type="paragraph" draw:z-index="42" draw:style-name="gr17" draw:text-style-name="P60" svg:width="3.058cm" svg:height="1.029cm" svg:x="5.784cm" svg:y="0.309cm"><draw:text-box><text:p><text:span text:style-name="T19">FS7</text:span></text:p></draw:text-box></draw:frame></text:p>
      <text:p text:style-name="P21"><draw:frame text:anchor-type="paragraph" draw:z-index="29" draw:style-name="gr17" draw:text-style-name="P57" svg:width="3.058cm" svg:height="1.029cm" svg:x="0.61cm" svg:y="0.083cm"><draw:text-box><text:p>Milieu Ambiant</text:p></draw:text-box></draw:frame><draw:frame text:anchor-type="paragraph" draw:z-index="45" draw:style-name="gr17" draw:text-style-name="P57" svg:width="3.058cm" svg:height="1.029cm" svg:x="12.633cm" svg:y="0.289cm"><draw:text-box><text:p>Smartphone</text:p></draw:text-box></draw:frame></text:p>
      <text:p text:style-name="P22"><draw:frame text:anchor-type="paragraph" draw:z-index="41" draw:style-name="gr17" draw:text-style-name="P60" svg:width="3.058cm" svg:height="1.029cm" svg:x="3.99cm" svg:y="0.445cm"><draw:text-box><text:p><text:span text:style-name="T19">FS6</text:span></text:p></draw:text-box></draw:frame><draw:custom-shape text:anchor-type="char" draw:z-index="17" draw:name="Oval 30" draw:style-name="gr8" draw:text-style-name="P56" svg:width="6.398cm" svg:height="3.885cm" svg:x="4.875cm" svg:y="0.2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/>
      <text:p text:style-name="P22"/>
      <text:p text:style-name="P22"><draw:frame text:anchor-type="paragraph" draw:z-index="35" draw:style-name="gr18" draw:text-style-name="P58" svg:width="4.257cm" svg:height="1.729cm" svg:x="6.137cm" svg:y="0.429cm"><draw:text-box><text:p><text:span text:style-name="T17">Jukebox connecté</text:span></text:p></draw:text-box></draw:frame></text:p>
      <text:p text:style-name="P22"><draw:frame text:anchor-type="paragraph" draw:z-index="40" draw:style-name="gr17" draw:text-style-name="P60" svg:width="3.058cm" svg:height="1.029cm" svg:x="3.833cm" svg:y="0.198cm"><draw:text-box><text:p><text:span text:style-name="T19">FS5</text:span></text:p></draw:text-box></draw:frame><draw:custom-shape text:anchor-type="char" draw:z-index="20" draw:name="Oval 40" draw:style-name="gr10" draw:text-style-name="P56" svg:width="4.373cm" svg:height="2.378cm" svg:x="-0.54cm" svg:y="0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><draw:custom-shape text:anchor-type="char" draw:z-index="15" draw:name="Freeform 53" draw:style-name="gr6" draw:text-style-name="P55" svg:width="2.749cm" svg:height="0.703cm" svg:x="2.917cm" svg:y="0.275cm"><text:p/><draw:enhanced-geometry svg:viewBox="0 0 1110 335" draw:glue-points="873125 402590 460160 60088 0 42062" draw:type="non-primitive" draw:enhanced-path="M 1110 335 C 940 217 770 100 585 50 400 0 117 35 0 35 N"/></draw:custom-shape><draw:custom-shape text:anchor-type="char" draw:z-index="23" draw:style-name="gr13" draw:text-style-name="P55" svg:width="3.664cm" svg:height="2.366cm" draw:transform="rotate (0.994837673636768) translate (3.83293055555556cm 3.36373611111111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31"><draw:frame text:anchor-type="paragraph" draw:z-index="34" draw:style-name="gr17" draw:text-style-name="P57" svg:width="3.058cm" svg:height="1.029cm" svg:x="0.633cm" svg:y="0.085cm"><draw:text-box><text:p>Energie</text:p></draw:text-box></draw:frame><draw:frame text:anchor-type="paragraph" draw:z-index="37" draw:style-name="gr17" draw:text-style-name="P60" svg:width="3.058cm" svg:height="1.029cm" svg:x="11.273cm" svg:y="0.212cm"><draw:text-box><text:p><text:span text:style-name="T19">FS2</text:span></text:p></draw:text-box></draw:frame><text:tab/><draw:custom-shape text:anchor-type="char" draw:z-index="18" draw:name="Oval 32" draw:style-name="gr9" draw:text-style-name="P56" svg:width="4.421cm" svg:height="2.378cm" svg:x="11.469cm" svg:y="0.4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9"/>
      <text:p text:style-name="P22"><draw:frame text:anchor-type="paragraph" draw:z-index="31" draw:style-name="gr17" draw:text-style-name="P57" svg:width="3.058cm" svg:height="1.029cm" svg:x="12.421cm" svg:y="0.307cm"><draw:text-box><text:p>Système Audio</text:p></draw:text-box></draw:frame><draw:custom-shape text:anchor-type="char" draw:z-index="16" draw:name="Freeform 59" draw:style-name="gr7" draw:text-style-name="P55" svg:width="2.192cm" svg:height="0.962cm" draw:transform="rotate (1.44862327915529) translate (8.13681944444445cm 2.42005555555556cm)"><text:p/><draw:enhanced-geometry svg:viewBox="0 0 915 180" draw:glue-points="763270 0 262765 64294 0 257175" draw:type="non-primitive" draw:enhanced-path="M 915 0 C 691 7 467 15 315 45 163 75 122 115 0 180 N"/></draw:custom-shape></text:p>
      <text:p text:style-name="P22"><draw:frame text:anchor-type="paragraph" draw:z-index="38" draw:style-name="gr17" draw:text-style-name="P60" svg:width="3.058cm" svg:height="1.029cm" svg:x="8.666cm" svg:y="0.295cm"><draw:text-box><text:p><text:span text:style-name="T19">FS3</text:span></text:p></draw:text-box></draw:frame></text:p>
      <text:p text:style-name="P22"><draw:frame text:anchor-type="paragraph" draw:z-index="39" draw:style-name="gr17" draw:text-style-name="P60" svg:width="3.058cm" svg:height="1.029cm" svg:x="5.752cm" svg:y="0.025cm"><draw:text-box><text:p><text:span text:style-name="T19">FS4</text:span></text:p></draw:text-box></draw:frame><draw:custom-shape text:anchor-type="char" draw:z-index="19" draw:name="Oval 36" draw:style-name="gr9" draw:text-style-name="P56" svg:width="4.421cm" svg:height="2.378cm" svg:x="0.344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p text:style-name="P22"><draw:frame text:anchor-type="paragraph" draw:z-index="33" draw:style-name="gr17" draw:text-style-name="P57" svg:width="3.058cm" svg:height="1.029cm" svg:x="1.427cm" svg:y="0.199cm"><draw:text-box><text:p>Connectivité</text:p></draw:text-box></draw:frame><draw:custom-shape text:anchor-type="char" draw:z-index="21" draw:name="Oval 42" draw:style-name="gr11" draw:text-style-name="P56" svg:width="4.744cm" svg:height="2.308cm" svg:x="5.75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4" draw:style-name="gr14" draw:text-style-name="P55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24"/>
      <text:p text:style-name="P17"><draw:frame text:anchor-type="paragraph" draw:z-index="32" draw:style-name="gr17" draw:text-style-name="P57" svg:width="3.058cm" svg:height="1.029cm" svg:x="7.011cm" svg:y="0.069cm"><draw:text-box><text:p>Ergonomie</text:p></draw:text-box></draw:frame><text:tab/></text:p>
      <text:p text:style-name="P26"/>
      <text:p text:style-name="P26"/>
      <text:p text:style-name="P17"/>
      <text:p text:style-name="P17"/>
      <text:p text:style-name="P20"/>
      <text:p text:style-name="P2"/>
      <text:p text:style-name="P2">7) Listes des fonctions de service</text:p>
      <text:p text:style-name="P2"/>
      <text:p text:style-name="P8"/>
      <text:p text:style-name="P8">FS1 : Permettre à l'utilisateur de contrôler le jukebox à l'aide d'un smartphone </text:p>
      <text:p text:style-name="P8">FS2 : Permettre au jukebox de diffuser de la musiques</text:p>
      <text:p text:style-name="P8">FS3 : Être rapide et intuitif d'utilisation</text:p>
      <text:p text:style-name="P8">FS4 : Permettre au jukebox d'interconnecter les utilisateurs, le système audio et une base de <text:tab/>données musicale</text:p>
      <text:p text:style-name="P8">FS5 : Alimenter le système</text:p>
      <text:p text:style-name="P8">FS6 : Résister aux contraintes extérieures</text:p>
      <text:p text:style-name="P8">FS7 : Être visuellement agréable </text:p>
      <text:p text:style-name="P2"/>
      <text:p text:style-name="P2"><text:soft-page-break/>5) Caractérisation des fonctions</text:p>
      <text:p text:style-name="P2"/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34">Fonctions</text:p>
          </table:table-cell>
          <table:table-cell table:style-name="Tableau1.A1" office:value-type="string">
            <text:p text:style-name="P34">Désignation</text:p>
          </table:table-cell>
          <table:table-cell table:style-name="Tableau1.A1" office:value-type="string">
            <text:p text:style-name="P34">Critères d'appréciation</text:p>
          </table:table-cell>
          <table:table-cell table:style-name="Tableau1.A1" office:value-type="string">
            <text:p text:style-name="P34">Niveau</text:p>
          </table:table-cell>
          <table:table-cell table:style-name="Tableau1.E1" office:value-type="string">
            <text:p text:style-name="P34"/>
          </table:table-cell>
          <table:table-cell table:style-name="Tableau1.A1" office:value-type="string">
            <text:p text:style-name="P35"/>
          </table:table-cell>
          <table:table-cell table:style-name="Tableau1.G1" office:value-type="string">
            <text:p text:style-name="P34">Observations</text:p>
          </table:table-cell>
        </table:table-row>
        <table:table-row>
          <table:table-cell table:style-name="Tableau1.A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4">Limite d'acceptation</text:p>
          </table:table-cell>
          <table:table-cell table:style-name="Tableau1.F7" office:value-type="string">
            <text:p text:style-name="P34">Taux</text:p>
          </table:table-cell>
          <table:table-cell table:style-name="Tableau1.G7" office:value-type="string">
            <text:p text:style-name="P35"/>
          </table:table-cell>
        </table:table-row>
        <table:table-row>
          <table:table-cell table:style-name="Tableau1.A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G7" office:value-type="string">
            <text:p text:style-name="P35"/>
          </table:table-cell>
        </table:table-row>
        <table:table-row>
          <table:table-cell table:style-name="Tableau1.A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G7" office:value-type="string">
            <text:p text:style-name="P35"/>
          </table:table-cell>
        </table:table-row>
        <table:table-row>
          <table:table-cell table:style-name="Tableau1.A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G7" office:value-type="string">
            <text:p text:style-name="P35"/>
          </table:table-cell>
        </table:table-row>
        <table:table-row>
          <table:table-cell table:style-name="Tableau1.A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G7" office:value-type="string">
            <text:p text:style-name="P35"/>
          </table:table-cell>
        </table:table-row>
        <table:table-row>
          <table:table-cell table:style-name="Tableau1.A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F7" office:value-type="string">
            <text:p text:style-name="P35"/>
          </table:table-cell>
          <table:table-cell table:style-name="Tableau1.G7" office:value-type="string">
            <text:p text:style-name="P35"/>
          </table:table-cell>
        </table:table-row>
        <table:table-row>
          <table:table-cell table:style-name="Tableau1.A8" office:value-type="string">
            <text:p text:style-name="P35"/>
          </table:table-cell>
          <table:table-cell table:style-name="Tableau1.F8" office:value-type="string">
            <text:p text:style-name="P35"/>
          </table:table-cell>
          <table:table-cell table:style-name="Tableau1.F8" office:value-type="string">
            <text:p text:style-name="P35"/>
          </table:table-cell>
          <table:table-cell table:style-name="Tableau1.F8" office:value-type="string">
            <text:p text:style-name="P35"/>
          </table:table-cell>
          <table:table-cell table:style-name="Tableau1.F8" office:value-type="string">
            <text:p text:style-name="P35"/>
          </table:table-cell>
          <table:table-cell table:style-name="Tableau1.F8" office:value-type="string">
            <text:p text:style-name="P35"/>
          </table:table-cell>
          <table:table-cell table:style-name="Tableau1.G8" office:value-type="string">
            <text:p text:style-name="P3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Analyse descendante</text:p>
      <text:p text:style-name="P2"/>
      <text:p text:style-name="P2">9) Niveau A-0</text:p>
      <text:p text:style-name="P2"/>
      <text:p text:style-name="P2">10) Niveau A0</text:p>
      <text:p text:style-name="P2"/>
      <text:p text:style-name="P2">11) Résumé des fonctions techniques</text:p>
      <text:p text:style-name="P2"/>
      <text:p text:style-name="P2">12) Étude des fonctions</text:p>
      <text:p text:style-name="P4"><text:tab/><text:span text:style-name="T1">12.1 ) Analyse de FS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16.411cm" svg:y="-1.284cm" svg:width="2.316cm" svg:height="3.131cm" draw:z-index="14"><draw:image xlink:href="Pictures/10000000000000C100000105CC80036AD673BD91.jpg" xlink:type="simple" xlink:show="embed" xlink:actuate="onLoad"/></draw:frame></text:p>
      </style:header>
      <style:footer>
        <text:p text:style-name="Footer"><text:tab/><text:tab/><text:page-number text:select-page="current">3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09-28T10:36:04.844000000</dc:date>
    <meta:editing-duration>PT36M19S</meta:editing-duration>
    <meta:editing-cycles>6</meta:editing-cycles>
    <meta:generator>LibreOffice/5.1.3.2$Windows_x86 LibreOffice_project/644e4637d1d8544fd9f56425bd6cec110e49301b</meta:generator>
    <meta:document-statistic meta:table-count="1" meta:image-count="1" meta:object-count="0" meta:page-count="6" meta:paragraph-count="57" meta:word-count="377" meta:character-count="2291" meta:non-whitespace-character-count="1888"/>
  </office:meta>
</office:document-meta>
</file>